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nnifer Perry</text:p>
      <text:p text:style-name="Standard"/>
      <text:p text:style-name="Standard">Art of Love</text:p>
      <text:p text:style-name="Standard"/>
      <text:p text:style-name="Standard"><text:a xlink:type="simple" xlink:href="https://www.google.com/culturalinstitute/user-gallery/art-of-love/CgLyz7CQENXwKw?projectId=art-project" text:style-name="Internet_20_link" text:visited-style-name="Visited_20_Internet_20_Link">https://www.google.com/culturalinstitute/user-gallery/art-of-love/CgLyz7CQENXwKw?projectId=art-project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 Perry</meta:initial-creator>
    <meta:creation-date>2016-01-27T17:55:55</meta:creation-date>
    <meta:document-statistic meta:table-count="0" meta:image-count="0" meta:object-count="0" meta:page-count="1" meta:paragraph-count="3" meta:word-count="6" meta:character-count="127"/>
    <dc:date>2016-01-27T18:02:50</dc:date>
    <dc:creator>Jennifer  Perry</dc:creator>
    <meta:editing-duration>PT6M55S</meta:editing-duration>
    <meta:editing-cycles>1</meta:editing-cycles>
    <meta:generator>OpenOffice/4.1.2$Unix OpenOffice.org_project/412m3$Build-9782</meta:generator>
  </office:meta>
</office:document-meta>
</file>